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793" officeooo:paragraph-rsid="0008e793"/>
    </style:style>
    <style:style style:name="T1" style:family="text">
      <style:text-properties officeooo:rsid="0009f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direitinho!<text:line-break/><text:span text:style-name="T1">Olá vamos aprender mais um pouquinho!!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22:18:58.387000000</dc:date>
    <meta:editing-duration>PT4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" meta:word-count="9" meta:character-count="66" meta:non-whitespace-character-count="58"/>
  </office:meta>
</office:document-meta>
</file>